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8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frutas&gt;</text:p>
      <text:p text:style-name="Standard"><text:s text:c="4"/>&lt;fruta&gt;</text:p>
      <text:p text:style-name="Standard"><text:s text:c="8"/>&lt;nombre&gt;Litchi&lt;/nombre&gt;</text:p>
      <text:p text:style-name="Standard"><text:s text:c="8"/>&lt;variedad&gt;Kway may pink&lt;/variedad&gt;</text:p>
      <text:p text:style-name="Standard"><text:s text:c="8"/>&lt;ciudad_origen&gt;Filipinas&lt;/ciudad_origen&gt;</text:p>
      <text:p text:style-name="Standard"><text:s text:c="8"/>&lt;color_fruto&gt;Rosa&lt;/color_fruto&gt;</text:p>
      <text:p text:style-name="Standard"><text:s text:c="8"/>&lt;maduracion&gt;Agosto&lt;/maduracion&gt;</text:p>
      <text:p text:style-name="Standard"><text:s text:c="8"/>&lt;riego&gt;Diario&lt;/riego&gt;</text:p>
      <text:p text:style-name="Standard"><text:s text:c="8"/>&lt;precio<text:span text:style-name="T1">K</text:span>g&gt;3.50&lt;/precio<text:span text:style-name="T1">K</text:span>g&gt;</text:p>
      <text:p text:style-name="Standard"><text:s text:c="4"/>&lt;/fruta&gt;</text:p>
      <text:p text:style-name="Standard"><text:s text:c="4"/>&lt;fruta&gt;</text:p>
      <text:p text:style-name="Standard"><text:s text:c="8"/>&lt;nombre&gt;Longan&lt;/nombre&gt;</text:p>
      <text:p text:style-name="Standard"><text:s text:c="8"/>&lt;variedad&gt;Champoo&lt;/variedad&gt;</text:p>
      <text:p text:style-name="Standard"><text:s text:c="8"/>&lt;ciudad_origen&gt;China&lt;/ciudad_origen&gt;</text:p>
      <text:p text:style-name="Standard"><text:s text:c="8"/>&lt;color_fruto&gt;Marrón&lt;/color_fruto&gt;</text:p>
      <text:p text:style-name="Standard"><text:s text:c="8"/>&lt;maduracion&gt;Octubre&lt;/maduracion&gt;</text:p>
      <text:p text:style-name="Standard"><text:s text:c="8"/>&lt;riego&gt;Diario&lt;/riego&gt;</text:p>
      <text:p text:style-name="Standard"><text:s text:c="8"/>&lt;precio<text:span text:style-name="T1">K</text:span>g&gt;2.50&lt;/precio<text:span text:style-name="T1">K</text:span>g&gt;</text:p>
      <text:p text:style-name="Standard"><text:s text:c="4"/>&lt;/fruta&gt;</text:p>
      <text:p text:style-name="Standard"><text:s text:c="4"/>&lt;fruta&gt;</text:p>
      <text:p text:style-name="Standard"><text:s text:c="8"/>&lt;nombre&gt;Litchi&lt;/nombre&gt;</text:p>
      <text:p text:style-name="Standard"><text:s text:c="8"/>&lt;variedad&gt;Mauritius&lt;/variedad&gt;</text:p>
      <text:p text:style-name="Standard"><text:s text:c="8"/>&lt;ciudad_origen&gt;Florida&lt;/ciudad_origen&gt;</text:p>
      <text:p text:style-name="Standard"><text:s text:c="8"/>&lt;color_fruto&gt;Rojo&lt;/color_fruto&gt;</text:p>
      <text:p text:style-name="Standard"><text:s text:c="8"/>&lt;maduracion&gt;Agosto&lt;/maduracion&gt;</text:p>
      <text:p text:style-name="Standard"><text:s text:c="8"/>&lt;riego&gt;Diario&lt;/riego&gt;</text:p>
      <text:p text:style-name="Standard"><text:s text:c="8"/>&lt;precio<text:span text:style-name="T1">K</text:span>g&gt;3.00&lt;/precio<text:span text:style-name="T1">K</text:span>g&gt;</text:p>
      <text:p text:style-name="Standard"><text:s text:c="4"/>&lt;/fruta&gt;</text:p>
      <text:p text:style-name="Standard">&lt;/fruta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40:44.364747884</meta:creation-date>
    <dc:date>2024-09-30T16:44:28.423237376</dc:date>
    <meta:editing-duration>PT3M44S</meta:editing-duration>
    <meta:editing-cycles>1</meta:editing-cycles>
    <meta:document-statistic meta:table-count="0" meta:image-count="0" meta:object-count="0" meta:page-count="1" meta:paragraph-count="29" meta:word-count="31" meta:character-count="856" meta:non-whitespace-character-count="662"/>
    <meta:generator>LibreOffice/7.3.7.2$Linux_X86_64 LibreOffice_project/30$Build-2</meta:generator>
  </office:meta>
</office:document-meta>
</file>